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p text:style-name="P11">Draft Purchase Order</text:p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p text:style-name="P11">Request for Quotation N°: <text:placeholder text:placeholder-type="text">&lt;purchas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Purchase Order N°: <text:placeholder text:placeholder-type="text">&lt;purchas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Lang(line.unit_price, purchase.party.lang, currency=purchase.currency)&gt;</text:placeholder></text:p>
          </table:table-cell>
          <table:table-cell table:style-name="Table1.D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E8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OpenBSD/amd64 LibreOffice_project/340m1$Build-103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4" meta:paragraph-count="0" meta:word-count="171" meta:character-count="2050" meta:non-whitespace-character-count="1948"/>
    <meta:user-defined meta:name="Info 1"/>
    <meta:user-defined meta:name="Info 2"/>
    <meta:user-defined meta:name="Info 3"/>
    <meta:user-defined meta:name="Info 4"/>
  </office:meta>
</office:document-meta>
</file>